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430">
            <text:p>404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table:number-columns-repeated="3"/>
          <table:table-cell office:value-type="float" office:value="68475">
            <text:p>68475</text:p>
          </table:table-cell>
          <table:table-cell office:value-type="float" office:value="6">
            <text:p>6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0:5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0:51:16.99</dc:date>
    <meta:editing-cycles>74</meta:editing-cycles>
    <meta:editing-duration>PT1H37M4S</meta:editing-duration>
    <meta:document-statistic meta:table-count="18" meta:cell-count="260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